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8.981cm" style:leader-style="solid" style:leader-text="_"/>
        </style:tab-stops>
      </style:paragraph-properties>
    </style:style>
    <style:style style:name="P4" style:family="paragraph" style:parent-style-name="code">
      <style:text-properties officeooo:paragraph-rsid="001d21fa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>
        <style:tab-stops>
          <style:tab-stop style:position="18.981cm" style:leader-style="solid" style:leader-text="_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officeooo:rsid="001d2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stion 1</text:h>
      <text:p text:style-name="P2">Quelles sont les différences entre un sémaphore nommé et un sémaphore anonyme ?</text:p>
      <text:p text:style-name="P3"/>
      <text:p text:style-name="P3"/>
      <text:p text:style-name="P3"/>
      <text:p text:style-name="P7">Lequel est recommandé pour synchroniser des processus lourds ?</text:p>
      <text:p text:style-name="P7"/>
      <text:p text:style-name="P7"/>
      <text:p text:style-name="P7"/>
      <text:h text:style-name="Heading_20_2" text:outline-level="2">Question 2</text:h>
      <text:p text:style-name="P2">Ajoutez un (un seul) mutex (déclaration, initialisation, verrouillage, déverrouillage, destruction) pour éviter que les A et B affichés se mélangent :</text:p>
      <text:p text:style-name="P1"/>
      <text:p text:style-name="code">#include &lt;stdio.h&gt;</text:p>
      <text:p text:style-name="code">#include &lt;stdlib.h&gt;</text:p>
      <text:p text:style-name="code">#include &lt;pthread.h&gt;</text:p>
      <text:p text:style-name="code">#include &lt;unistd.h&gt;</text:p>
      <text:p text:style-name="code"/>
      <text:p text:style-name="code">void* affichage (void* name) {</text:p>
      <text:p text:style-name="code"><text:tab/>int j;</text:p>
      <text:p text:style-name="code"/>
      <text:p text:style-name="P4"><text:tab/>printf<text:span text:style-name="T1">("Je suis le thread %s", (char*) name);</text:span></text:p>
      <text:p text:style-name="code"><text:tab/></text:p>
      <text:p text:style-name="P4"><text:tab/>printf<text:span text:style-name="T1">("et j’écris des %s\n", (char*) name);</text:span></text:p>
      <text:p text:style-name="code"/>
      <text:p text:style-name="code"><text:tab/>return NULL;</text:p>
      <text:p text:style-name="code">}</text:p>
      <text:p text:style-name="code"/>
      <text:p text:style-name="code">int main (void) {</text:p>
      <text:p text:style-name="code"><text:tab/>pthread_t filsA, filsB;</text:p>
      <text:p text:style-name="code"/>
      <text:p text:style-name="code"/>
      <text:p text:style-name="code"><text:tab/>pthread_create(&amp;filsA, NULL, affichage, "A");</text:p>
      <text:p text:style-name="code"><text:tab/>pthread_create(&amp;filsB, NULL, affichage, "B");</text:p>
      <text:p text:style-name="code"/>
      <text:p text:style-name="code"/>
      <text:p text:style-name="code"><text:tab/>pthread_join(filsA, NULL);</text:p>
      <text:p text:style-name="code"><text:tab/>pthread_join(filsB, NULL);</text:p>
      <text:p text:style-name="code"/>
      <text:p text:style-name="code"/>
      <text:p text:style-name="code"><text:tab/>return (EXIT_SUCCESS);</text:p>
      <text:p text:style-name="code">}</text:p>
      <text:p text:style-name="code"/>
      <text:h text:style-name="P5" text:outline-level="2"/>
      <text:h text:style-name="P6" text:outline-level="2">Question 3</text:h>
      <text:p text:style-name="P2">Ajoutez un (un seul) sémaphore (déclaration, initialisation, verrouillage, déverrouillage, destruction) pour synchroniser les threads et vous assurer que le thread « affiche », affichera bien la donnée calculée par le thread « calcule » :</text:p>
      <text:p text:style-name="P2"/>
      <text:p text:style-name="code">#include &lt;stdio.h&gt;</text:p>
      <text:p text:style-name="code">#include &lt;stdlib.h&gt;</text:p>
      <text:p text:style-name="code">#include &lt;pthread.h&gt;</text:p>
      <text:p text:style-name="code">#include &lt;unistd.h&gt;</text:p>
      <text:p text:style-name="code"/>
      <text:p text:style-name="code">int data[100] = {0};</text:p>
      <text:p text:style-name="code"/>
      <text:p text:style-name="code">void* calcule(void* a) {</text:p>
      <text:p text:style-name="code"><text:tab/>int i;</text:p>
      <text:p text:style-name="code"/>
      <text:p text:style-name="code"><text:tab/>for (i = 0; i &lt; 100; i++) {</text:p>
      <text:p text:style-name="code"><text:tab/><text:tab/>data[i] = i * i;<text:tab/></text:p>
      <text:p text:style-name="code"><text:tab/>}</text:p>
      <text:p text:style-name="code"><text:tab/>return NULL;</text:p>
      <text:p text:style-name="code">}</text:p>
      <text:p text:style-name="code"/>
      <text:p text:style-name="code"/>
      <text:p text:style-name="code"/>
      <text:p text:style-name="code">void* affiche(void* a) {</text:p>
      <text:p text:style-name="code"><text:tab/>int i;</text:p>
      <text:p text:style-name="code"/>
      <text:p text:style-name="code"><text:tab/>for (i = 0; i &lt; 100; i++) {</text:p>
      <text:p text:style-name="code"><text:tab/><text:tab/>printf("%d\n", data[i]);</text:p>
      <text:p text:style-name="code"><text:tab/>}</text:p>
      <text:p text:style-name="code"><text:tab/>return NULL;</text:p>
      <text:p text:style-name="code">}</text:p>
      <text:p text:style-name="code"/>
      <text:p text:style-name="code"/>
      <text:p text:style-name="code"/>
      <text:p text:style-name="code">int main (void) {</text:p>
      <text:p text:style-name="code"><text:tab/>pthread_t filsA, filsB;</text:p>
      <text:p text:style-name="code"><text:tab/></text:p>
      <text:p text:style-name="code"/>
      <text:p text:style-name="code"><text:tab/>pthread_create(&amp;filsA, NULL, calcule, NULL);</text:p>
      <text:p text:style-name="code"><text:tab/>pthread_create(&amp;filsB, NULL, affiche, NULL);</text:p>
      <text:p text:style-name="code"/>
      <text:p text:style-name="code"/>
      <text:p text:style-name="code"><text:tab/>pthread_join(filsA, NULL);</text:p>
      <text:p text:style-name="code"><text:tab/>pthread_join(filsB, NULL);</text:p>
      <text:p text:style-name="code"><text:tab/></text:p>
      <text:p text:style-name="code"/>
      <text:p text:style-name="code"><text:tab/>return (EXIT_SUCCESS)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pacé" style:family="paragraph" style:parent-style-name="Standard" style:class="text">
      <style:paragraph-properties fo:margin-left="0.101cm" fo:margin-right="0cm" fo:line-height="1.199cm" fo:text-align="justify" style:justify-single-word="false" fo:text-indent="0cm" style:auto-text-indent="false">
        <style:tab-stops/>
      </style:paragraph-properties>
    </style:style>
    <style:style style:name="code" style:family="paragraph" style:parent-style-name="Standard" style:class="text">
      <style:paragraph-properties fo:text-align="justify" style:justify-single-word="false"/>
      <style:text-properties style:font-name="Courier" fo:font-family="Courier" style:font-family-generic="modern" style:font-pitch="variable" fo:font-size="11pt"/>
    </style:style>
    <style:style style:name="code_5f_espacé" style:display-name="code_espacé" style:family="paragraph" style:parent-style-name="code" style:class="text">
      <style:paragraph-properties style:line-spacing="1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11:37</meta:creation-date>
    <dc:date>2017-09-12T21:12:54.217589000</dc:date>
    <meta:editing-duration>PT2H1M5S</meta:editing-duration>
    <meta:editing-cycles>19</meta:editing-cycles>
    <meta:generator>LibreOffice/5.2.7.2$MacOSX_X86_64 LibreOffice_project/2b7f1e640c46ceb28adf43ee075a6e8b8439ed10</meta:generator>
    <meta:print-date>2016-10-16T18:58:26</meta:print-date>
    <meta:document-statistic meta:table-count="0" meta:image-count="0" meta:object-count="0" meta:page-count="2" meta:paragraph-count="55" meta:word-count="216" meta:character-count="1491" meta:non-whitespace-character-count="1295"/>
  </office:meta>
</office:document-meta>
</file>